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c5000b" draw:fill="solid" draw:fill-color="#c5000b"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Ultrafine_20_Dashed" svg:stroke-color="#ff0000" draw:fill="none" draw:textarea-vertical-align="middle"/>
    </style:style>
    <style:style style:name="gr4" style:family="graphic" style:parent-style-name="objectwithoutfill">
      <style:graphic-properties draw:stroke="dash" draw:stroke-dash="Ultrafine_20_Dashed" svg:stroke-color="#0000ff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3333"/>
    </style:style>
    <style:style style:name="P3" style:family="paragraph">
      <style:text-properties fo:color="#3333ff"/>
    </style:style>
    <style:style style:name="T1" style:family="text">
      <style:text-properties fo:color="#ff3333"/>
    </style:style>
    <style:style style:name="T2" style:family="text">
      <style:text-properties fo:color="#3333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4" draw:id="id14" draw:layer="layout" svg:width="0.222cm" svg:height="0.222cm" draw:transform="skewX (0.00453785605518528) rotate (0.633554518473942) translate (5.708cm 9.81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2" draw:id="id2" draw:layer="layout" svg:width="0.222cm" svg:height="0.221cm" draw:transform="skewX (0.00453785605518529) rotate (0.633554518473942) translate (5.313cm 6.70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8" draw:id="id8" draw:layer="layout" svg:width="0.222cm" svg:height="0.222cm" draw:transform="rotate (0.633554518473942) translate (13.319cm 9.8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9" draw:id="id9" draw:layer="layout" svg:width="0.222cm" svg:height="0.221cm" draw:transform="rotate (0.633554518473942) translate (9.138cm 1.6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6" draw:id="id6" draw:layer="layout" svg:width="0.222cm" svg:height="0.222cm" draw:transform="rotate (0.633554518473942) translate (8.488cm 5.8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2" draw:id="id12" draw:layer="layout" svg:width="0.222cm" svg:height="0.222cm" draw:transform="skewX (-0.00453785605518543) rotate (0.633554518473942) translate (12.25cm 4.0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3" draw:id="id3" draw:layer="layout" svg:width="0.222cm" svg:height="0.222cm" draw:transform="skewX (-0.00453785605518543) rotate (0.633554518473942) translate (9.84cm 10.55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1" draw:id="id1" draw:layer="layout" svg:width="0.222cm" svg:height="0.222cm" draw:transform="skewX (0.00453785605518528) rotate (0.633554518473942) translate (6.239cm 8.4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4" draw:id="id4" draw:layer="layout" svg:width="0.222cm" svg:height="0.221cm" draw:transform="rotate (0.633554518473942) translate (5.801cm 3.5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10" draw:id="id10" draw:layer="layout" svg:width="0.222cm" svg:height="0.222cm" draw:transform="rotate (0.633554518473942) translate (13.677cm 7.5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11" draw:id="id11" draw:layer="layout" svg:width="0.222cm" svg:height="0.222cm" draw:transform="skewX (-0.00453785605518543) rotate (0.633554518473942) translate (10.859cm 3.19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7" draw:id="id7" draw:layer="layout" svg:width="0.222cm" svg:height="0.222cm" draw:transform="rotate (0.633554518473942) translate (9.551cm 6.04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13" draw:id="id13" draw:layer="layout" svg:width="0.222cm" svg:height="0.222cm" draw:transform="rotate (0.633554518473942) translate (12.78cm 2.72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5" draw:id="id5" draw:layer="layout" svg:width="0.222cm" svg:height="0.222cm" draw:transform="skewX (-0.00453785605518543) rotate (0.633554518473942) translate (9.47cm 7.9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draw:type="line" svg:x1="6.458cm" svg:y1="8.594cm" svg:x2="6.554cm" svg:y2="8.72cm" draw:start-shape="id1" draw:start-glue-point="8" svg:d="m6458 8594 96 126" svg:viewBox="0 0 97 127">
            <text:p/>
          </draw:connector>
          <draw:connector draw:style-name="gr4" draw:text-style-name="P1" draw:layer="layout" draw:type="line" svg:x1="6.799cm" svg:y1="8.54cm" svg:x2="5.533cm" svg:y2="6.818cm" draw:end-shape="id2" draw:end-glue-point="8" svg:d="m6799 8540-1266-1722" svg:viewBox="0 0 1267 1723">
            <text:p/>
          </draw:connector>
          <draw:connector draw:style-name="gr4" draw:text-style-name="P1" draw:layer="layout" draw:type="line" svg:x1="8.035cm" svg:y1="7.907cm" svg:x2="9.929cm" svg:y2="10.49cm" draw:end-shape="id3" draw:end-glue-point="4" svg:d="m8035 7907 1894 2583" svg:viewBox="0 0 1895 2584">
            <text:p/>
          </draw:connector>
          <draw:connector draw:style-name="gr3" draw:text-style-name="P1" draw:layer="layout" draw:type="line" svg:x1="6.022cm" svg:y1="3.625cm" svg:x2="8.639cm" svg:y2="7.188cm" draw:start-shape="id4" draw:start-glue-point="8" svg:d="m6022 3625 2617 3563" svg:viewBox="0 0 2618 3564">
            <text:p/>
          </draw:connector>
          <draw:connector draw:style-name="gr3" draw:text-style-name="P1" draw:layer="layout" draw:type="line" svg:x1="9.015cm" svg:y1="7.187cm" svg:x2="9.559cm" svg:y2="7.928cm" draw:end-shape="id5" draw:end-glue-point="4" svg:d="m9015 7187 544 741" svg:viewBox="0 0 545 742">
            <text:p/>
          </draw:connector>
          <draw:connector draw:style-name="gr4" draw:text-style-name="P1" draw:layer="layout" draw:type="line" svg:x1="8.709cm" svg:y1="5.998cm" svg:x2="9.253cm" svg:y2="6.736cm" draw:start-shape="id6" draw:start-glue-point="8" svg:d="m8709 5998 544 738" svg:viewBox="0 0 545 739">
            <text:p/>
          </draw:connector>
          <draw:connector draw:style-name="gr5" draw:text-style-name="P1" draw:layer="layout" draw:type="line" svg:x1="9.772cm" svg:y1="6.159cm" svg:x2="9.865cm" svg:y2="6.286cm" draw:start-shape="id7" draw:start-glue-point="8" svg:d="m9772 6159 93 127" svg:viewBox="0 0 94 128">
            <text:p/>
          </draw:connector>
          <draw:connector draw:style-name="gr4" draw:text-style-name="P1" draw:layer="layout" draw:type="line" svg:x1="10.611cm" svg:y1="6.015cm" svg:x2="13.408cm" svg:y2="9.824cm" draw:end-shape="id8" draw:end-glue-point="4" svg:d="m10611 6015 2797 3809" svg:viewBox="0 0 2798 3810">
            <text:p/>
          </draw:connector>
          <draw:connector draw:style-name="gr4" draw:text-style-name="P1" draw:layer="layout" draw:type="line" svg:x1="9.359cm" svg:y1="1.74cm" svg:x2="11.705cm" svg:y2="4.935cm" draw:start-shape="id9" draw:start-glue-point="8" svg:d="m9359 1740 2346 3195" svg:viewBox="0 0 2347 3196">
            <text:p/>
          </draw:connector>
          <draw:connector draw:style-name="gr3" draw:text-style-name="P1" draw:layer="layout" draw:type="line" svg:x1="13.766cm" svg:y1="7.483cm" svg:x2="11.96cm" svg:y2="5.025cm" draw:start-shape="id10" draw:start-glue-point="4" svg:d="m13766 7483-1806-2458" svg:viewBox="0 0 1807 2459">
            <text:p/>
          </draw:connector>
          <draw:connector draw:style-name="gr3" draw:text-style-name="P1" draw:layer="layout" draw:type="line" svg:x1="11.082cm" svg:y1="3.311cm" svg:x2="12.074cm" svg:y2="4.664cm" draw:start-shape="id11" draw:start-glue-point="8" svg:d="m11082 3311 992 1353" svg:viewBox="0 0 993 1354">
            <text:p/>
          </draw:connector>
          <draw:connector draw:style-name="gr4" draw:text-style-name="P1" draw:layer="layout" draw:type="line" svg:x1="12.473cm" svg:y1="4.176cm" svg:x2="12.565cm" svg:y2="4.303cm" draw:start-shape="id12" draw:start-glue-point="8" svg:d="m12473 4176 92 127" svg:viewBox="0 0 93 128">
            <text:p/>
          </draw:connector>
          <draw:connector draw:style-name="gr3" draw:text-style-name="P1" draw:layer="layout" draw:type="line" svg:x1="13.546cm" svg:y1="3.583cm" svg:x2="13.001cm" svg:y2="2.842cm" draw:end-shape="id13" draw:end-glue-point="8" svg:d="m13546 3583-545-741" svg:viewBox="0 0 546 742">
            <text:p/>
          </draw:connector>
          <draw:connector draw:style-name="gr4" draw:text-style-name="P1" draw:layer="layout" draw:type="line" svg:x1="5.797cm" svg:y1="9.748cm" svg:x2="5.703cm" svg:y2="9.619cm" draw:start-shape="id14" draw:start-glue-point="4" svg:d="m5797 9748-94-129" svg:viewBox="0 0 95 130">
            <text:p/>
          </draw:connector>
          <draw:line draw:style-name="gr6" draw:text-style-name="P1" draw:layer="layout" svg:x1="3.41cm" svg:y1="11.132cm" svg:x2="16.498cm" svg:y2="1.518cm">
            <text:p/>
          </draw:line>
        </draw:g>
        <draw:frame draw:style-name="gr7" draw:layer="layout" svg:width="0.947cm" svg:height="0.963cm" svg:x="16.281cm" svg:y="1.456cm">
          <draw:text-box>
            <text:p>w</text:p>
          </draw:text-box>
        </draw:frame>
        <draw:frame draw:style-name="gr8" draw:text-style-name="P2" draw:layer="layout" svg:width="1.226cm" svg:height="1.09cm" svg:x="4.734cm" svg:y="3.005cm">
          <draw:text-box>
            <text:p><text:span text:style-name="T1">+1</text:span></text:p>
          </draw:text-box>
        </draw:frame>
        <draw:frame draw:style-name="gr8" draw:text-style-name="P3" draw:layer="layout" svg:width="1.065cm" svg:height="1.09cm" svg:x="4.434cm" svg:y="6.105cm">
          <draw:text-box>
            <text:p><text:span text:style-name="T2">-1</text:span></text:p>
          </draw:text-box>
        </draw:frame>
        <draw:line draw:style-name="gr6" draw:text-style-name="P1" draw:layer="layout" svg:x1="3.41cm" svg:y1="11.541cm" svg:x2="3.41cm" svg:y2="1.997cm">
          <text:p/>
        </draw:line>
        <draw:line draw:style-name="gr6" draw:text-style-name="P1" draw:layer="layout" svg:x1="2.905cm" svg:y1="11.139cm" svg:x2="16.367cm" svg:y2="11.139cm">
          <text:p/>
        </draw:line>
        <draw:frame draw:style-name="gr9" draw:layer="layout" svg:width="0.815cm" svg:height="0.963cm" svg:x="16.367cm" svg:y="10.652cm">
          <draw:text-box>
            <text:p>x</text:p>
          </draw:text-box>
        </draw:frame>
        <draw:frame draw:style-name="gr9" draw:layer="layout" svg:width="0.811cm" svg:height="0.963cm" svg:x="2.968cm" svg:y="1.053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4:24:15.715000000</meta:creation-date>
    <dc:date>2015-11-15T18:03:15.201000000</dc:date>
    <meta:editing-duration>PT28M46S</meta:editing-duration>
    <meta:editing-cycles>9</meta:editing-cycles>
    <meta:generator>LibreOffice/4.1.3.2$Windows_x86 LibreOffice_project/70feb7d99726f064edab4605a8ab840c50ec57a</meta:generator>
    <meta:document-statistic meta:object-count="37"/>
  </office:meta>
</office:document-meta>
</file>